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6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hi" style:country-asian="IN" style:font-style-asian="normal" style:font-weight-asian="normal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7477b8" fo:font-size="26pt" style:font-size-asian="26pt" style:font-size-complex="26pt"/>
    </style:style>
    <style:style style:name="ce5" style:family="table-cell" style:parent-style-name="Default">
      <style:table-cell-properties style:cell-protect="none" style:print-content="true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 table:number-columns-spanned="7" table:number-rows-spanned="2">
            <text:p>COACHING CLASS MANAGEMENT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covered-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.)COURS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a)10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2"/>i) Marathi medi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2"/>ii)English Medi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2"/>iii)Hindi Medi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b)11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)Art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i)Commer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ii)Scien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2"/>c)12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)Art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i)Commer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11"/>iii)Scien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2)Fe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3)Facult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4)Timetab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5)exam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6)Studen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7)fac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8)Admiss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9)Resu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0)Feedba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1)terms and condi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2)achievemen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3)About U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4)lo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5)Discuss For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6)authorit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7)Study Materi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8)Expertis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19)Attendan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20)Notice Boar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21)Enquir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) Pag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1)Hom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2)About u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3)Cour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4)Admis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5)Student/sta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6)Resul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5"/>1)Home 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)logo,name,social site lin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)Enquiry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i)achievemen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v)important links/upd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v) Testimonia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vi)contact u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1"/>vii)nav b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2)About u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)Information/Introduction about the class manage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)vi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i)mis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v)Manage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v) contact u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4"/>3)Course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)10th:state board and cbse boar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)11th:arts,commerce,scie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i)12th:arts,commerce,science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1"/>iv)contact u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v) Fee Structur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)Admission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) Admission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) Admission procedure:direct admission,entrance exa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)Student/sta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) Registration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i)Login For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12"/>iii)Attende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12"/>iv) timetabl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)Resu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)Acheivemen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i)student resu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ii)ran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)Form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a) Login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b)Enquiry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c)Registration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d)exam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e)Time Table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f)Notice board for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d)Attende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3"/>e)Fe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f)salary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3" table:number-columns-spanned="8" table:number-rows-spanned="2"/>
          <table:covered-table-cell table:number-columns-repeated="2"/>
          <table:covered-table-cell table:number-columns-repeated="5" table:style-name="ce2"/>
        </table:table-row>
        <table:table-row table:style-name="ro2">
          <table:table-cell table:number-columns-repeated="2"/>
          <table:covered-table-cell table:number-columns-repeated="3"/>
          <table:covered-table-cell table:number-columns-repeated="5" table:style-name="ce2"/>
        </table:table-row>
        <table:table-row table:style-name="ro1"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1:38:37.989679781</meta:creation-date>
    <dc:date>2019-06-08T13:06:48.793843596</dc:date>
    <meta:editing-duration>PT42M7S</meta:editing-duration>
    <meta:editing-cycles>6</meta:editing-cycles>
    <meta:generator>LibreOffice/6.0.7.3$Linux_X86_64 LibreOffice_project/00m0$Build-3</meta:generator>
    <meta:document-statistic meta:table-count="1" meta:cell-count="86" meta:object-count="0"/>
  </office:meta>
</office:document-meta>
</file>